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7b0" officeooo:paragraph-rsid="000fe7b0"/>
    </style:style>
    <style:style style:name="P2" style:family="paragraph" style:parent-style-name="Standard">
      <style:paragraph-properties fo:text-align="justify" style:justify-single-word="false"/>
      <style:text-properties fo:font-size="15pt" officeooo:rsid="000fe7b0" officeooo:paragraph-rsid="000fe7b0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fe7b0" officeooo:paragraph-rsid="0010842e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rsid="000fe7b0" officeooo:paragraph-rsid="000fe7b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rsid="000fe7b0" officeooo:paragraph-rsid="0010842e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font-weight="bold" officeooo:rsid="0010842e" officeooo:paragraph-rsid="0010842e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5pt" fo:font-weight="bold" officeooo:rsid="0010842e" officeooo:paragraph-rsid="0010842e" style:font-size-asian="15pt" style:font-weight-asian="bold" style:font-size-complex="15pt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5pt" fo:font-weight="bold" officeooo:rsid="0010842e" officeooo:paragraph-rsid="0010842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officeooo:rsid="000fe7b0" officeooo:paragraph-rsid="000fe7b0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5pt" fo:font-weight="normal" officeooo:rsid="0010842e" officeooo:paragraph-rsid="0010842e" style:font-size-asian="15pt" style:font-weight-asian="normal" style:font-size-complex="15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5pt" fo:font-weight="normal" officeooo:rsid="0010842e" officeooo:paragraph-rsid="0010842e" style:font-size-asian="15pt" style:font-weight-asian="normal" style:font-size-complex="15pt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5pt" fo:font-weight="normal" officeooo:rsid="0010842e" officeooo:paragraph-rsid="0010842e" style:font-size-asian="15pt" style:font-weight-asian="normal" style:font-size-complex="15pt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fo:font-size="15pt" fo:font-weight="normal" officeooo:rsid="0010842e" officeooo:paragraph-rsid="0011fe45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5pt" fo:font-weight="normal" officeooo:rsid="0010842e" officeooo:paragraph-rsid="0011fe45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5d5b3" officeooo:paragraph-rsid="0015d5b3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5pt" fo:font-style="normal" style:text-underline-style="none" fo:font-weight="normal" officeooo:rsid="0015d5b3" officeooo:paragraph-rsid="0015d5b3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5pt" fo:font-style="normal" style:text-underline-style="none" fo:font-weight="normal" officeooo:rsid="0015d5b3" officeooo:paragraph-rsid="0015d5b3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0fe7b0" officeooo:paragraph-rsid="000fe7b0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6pt" fo:font-style="italic" fo:font-weight="bold" officeooo:rsid="001762a3" officeooo:paragraph-rsid="001762a3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10842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fe45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PORT PROGETTO SISTEMI OPERATIVI (Prof. Grisetti)</text:p>
      <text:p text:style-name="P19">Progetto di: Di Maggio Antonino &amp; Piroli Edoardo</text:p>
      <text:p text:style-name="P2"/>
      <text:p text:style-name="P9">WHAT</text:p>
      <text:p text:style-name="P2">Lo scopo del progetto è quello di realizzare delle funzioni per implementare dei semafori nel sistema operativo disastrOS, creato dal Professor Grisetti.</text:p>
      <text:p text:style-name="P2">Il commit iniziale è la git repository disastrOS che contiene le strutture basi di disastrOS senza però aver implementato le funzioni disastrOS_openSemaphore(), disastrOS_closeSemaphore(), disastrOS_waitSemaphore(), disastrOS_postSemaphore().</text:p>
      <text:p text:style-name="P2"/>
      <text:p text:style-name="P4"><text:span text:style-name="T2">HOW</text:span> </text:p>
      <text:p text:style-name="P5">disastrOS_openSemaphore(<text:span text:style-name="T1">int id, int value, int mode</text:span>)</text:p>
      <text:p text:style-name="P6"><text:span text:style-name="T3">Questa funzione serve per aprire un semaforo e prende come parametri:</text:span></text:p>
      <text:list xml:id="list1185134728" text:style-name="L1">
        <text:list-item>
          <text:p text:style-name="P7"><text:span text:style-name="T3">int id: un identificatore del semaforo nel sistema;</text:span></text:p>
        </text:list-item>
        <text:list-item>
          <text:p text:style-name="P7"><text:span text:style-name="T3">int value: il valore che deve assumere il semaforo;</text:span></text:p>
        </text:list-item>
        <text:list-item>
          <text:p text:style-name="P7"><text:span text:style-name="T3">int mode: la modalità con la quale deve essere aperta il semaforo.</text:span></text:p>
        </text:list-item>
      </text:list>
      <text:p text:style-name="P6"><text:span text:style-name="T3"/></text:p>
      <text:p text:style-name="P6"><text:span text:style-name="T3">Le modalità sono:</text:span></text:p>
      <text:list xml:id="list2213578950" text:style-name="L2">
        <text:list-item>
          <text:p text:style-name="P8"><text:span text:style-name="T3">DSOS_CREATE: viene ricercato l’id all’interno del sistema, se è presente viene ritornato un errore, altrimenti viene allocato e linkato il semaforo con valore value;</text:span></text:p>
        </text:list-item>
        <text:list-item>
          <text:p text:style-name="P8"><text:span text:style-name="T3">DSOS_LINK: viene ricercato l’id all’interno del sistema, se è presente viene linkato nel processo running, altrimenti viene ritornato un errore;</text:span></text:p>
        </text:list-item>
        <text:list-item>
          <text:p text:style-name="P8"><text:span text:style-name="T3">DSOS_LNKCRT: viene ricercato l’id all’interno del sistema, se è presente viene linkato nel processo running con il valore già esistente; altrimenti viene allocato e linkato con il valore value.</text:span></text:p>
        </text:list-item>
      </text:list>
      <text:p text:style-name="P3"/>
      <text:p text:style-name="P5">disastrOS_<text:span text:style-name="T1">close</text:span>Semaphore(<text:span text:style-name="T1">int id</text:span>)</text:p>
      <text:p text:style-name="P10">Questa funzione serve a chiudere un semaforo e prende come parametri:</text:p>
      <text:list xml:id="list634468373" text:style-name="L3">
        <text:list-item>
          <text:p text:style-name="P11">int id: un identificatore del semaforo nel sistema;</text:p>
        </text:list-item>
      </text:list>
      <text:p text:style-name="P10">Viene ricercato il semaforo nel sistema, se esiste viene unlinkato dal processo corrente, e se non linkato in altri processi, viene eliminato dal sistema.<text:line-break/>Se non viene trovato viene ritornato un errore.</text:p>
      <text:p text:style-name="P3"/>
      <text:p text:style-name="P5">disastrOS_<text:span text:style-name="T1">wait</text:span>Semaphore(<text:span text:style-name="T1">int id</text:span>)</text:p>
      <text:p text:style-name="P10">Questa funzione serve a gestire tentativi di accessi multipli alla stessa sezione critica, prende come parametro:</text:p>
      <text:list xml:id="list1602361684" text:style-name="L4">
        <text:list-item>
          <text:p text:style-name="P12">int id: un identificatore del semaforo nel sistema;</text:p>
        </text:list-item>
      </text:list>
      <text:p text:style-name="P10">Viene ricercato il semaforo nel processo, se non trovato viene ritornato un errore, altrimenti si decrementa il count del semaforo e se, a questo punto, tale valore è negativo, il processo running viene sospeso e messo nella coda di waiting e nella waiting_descriptors, <text:span text:style-name="T4">e viene messo in running un altro processo. Altrimenti il processo running continua la propria esecuzione.</text:span></text:p>
      <text:p text:style-name="P5"><text:soft-page-break/></text:p>
      <text:p text:style-name="P5">disastrOS_<text:span text:style-name="T1">post</text:span>Semaphore(<text:span text:style-name="T1">int id</text:span>)</text:p>
      <text:p text:style-name="P14">Questa funzione serve a gestire tentativi di accessi multipli alla stessa sezione critica, prende come parametro:</text:p>
      <text:list xml:id="list135214334697824" text:continue-numbering="true" text:style-name="L4">
        <text:list-item>
          <text:p text:style-name="P13">int id: un identificatore del semaforo nel sistema;</text:p>
        </text:list-item>
      </text:list>
      <text:p text:style-name="P14">Viene ricercato il semaforo nel processo, se non trovato viene ritornato un errore, altrimenti si <text:span text:style-name="T4">incrementa</text:span> il count del semaforo e se, a questo punto, tale valore è <text:span text:style-name="T4">minore o uguale a zero</text:span>, <text:span text:style-name="T4">uno dei processi nella waiting_descriptor viene messo in stato di ready e rimosso dalla waiting_list.</text:span></text:p>
      <text:p text:style-name="P2"/>
      <text:p text:style-name="P9">HOW TO RUN</text:p>
      <text:p text:style-name="P15">Bisogna ottenere la cartella tramite il comando:</text:p>
      <text:p text:style-name="P15"><text:span text:style-name="T5"><text:tab/>$ git clone </text:span><text:a xlink:type="simple" xlink:href="https://github.com/Pirols/OS-Project" text:style-name="Internet_20_link" text:visited-style-name="Visited_20_Internet_20_Link"><text:span text:style-name="T5">https://github.com/Pirols/OS-Project</text:span></text:a></text:p>
      <text:p text:style-name="P17">Successivamente eseguiamo:</text:p>
      <text:p text:style-name="P17"><text:tab/>$ <text:span text:style-name="T5">cd OS-Project</text:span></text:p>
      <text:p text:style-name="P17"><text:span text:style-name="T5"><text:tab/>$ make</text:span></text:p>
      <text:p text:style-name="P17"><text:span text:style-name="T5"><text:tab/>$ ./disastrOS_test</text:span></text:p>
      <text:p text:style-name="P17"><text:span text:style-name="T5"/></text:p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3:30:59.635006819</meta:creation-date>
    <dc:date>2018-05-23T13:52:12.259619061</dc:date>
    <meta:editing-duration>PT9M30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34" meta:word-count="429" meta:character-count="2905" meta:non-whitespace-character-count="2514"/>
  </office:meta>
</office:document-meta>
</file>